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ime: 139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6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3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7365" calcext:value-type="float">
            <text:p>91.736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0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7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8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9881" calcext:value-type="float">
            <text:p>94.988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5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5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9.8607" calcext:value-type="float">
            <text:p>69.8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1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0417" calcext:value-type="float">
            <text:p>87.0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5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6.0478" calcext:value-type="float">
            <text:p>76.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4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6.133" calcext:value-type="float">
            <text:p>66.133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69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2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5.9397" calcext:value-type="float">
            <text:p>95.9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0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026" calcext:value-type="float">
            <text:p>78.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11:51.47992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15:57.67253303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4" meta:object-count="0"/>
  </office:meta>
</office:document-meta>
</file>